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0bdf45">
      <style:text-properties style:text-underline-style="none"/>
    </style:style>
    <style:style style:family="text" style:name="ae9d000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70f4b5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f7c3c1" style:parent-style-name="Hyperlink">
      <style:text-properties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name="graphics1" draw:style-name="fr1" draw:z-index="7" svg:height="0.8752in" svg:width="0.8854in" svg:y="0.0043in" text:anchor-type="char"><draw:image xlink:actuate="onLoad" xlink:href="Pictures/10000000000004220000041F33B1CA27.png" xlink:show="embed" xlink:type="simple"/></draw:frame></text:p>
      <text:p text:style-name="P10"/>
      <text:p text:style-name="P10"/>
      <text:p text:style-name="P10"/>
      <text:p text:style-name="P10"/>
      <text:p text:style-name="P11"><text:span text:style-name="a70f4b5"><text:a xlink:href="http://www.eins.de" xlink:type="simple">Kapi</text:a></text:span><text:a xlink:href="http://www.eins.de" xlink:type="simple"><text:span text:style-name="ab92148">tel</text:span></text:a><text:span text:style-name="af7c3c1"><text:a xlink:href="http://www.eins.de" xlink:type="simple"> <text:s/><text:s/><text:s text:c="3"/><text:s text:c="3"/><text:s text:c="4"/><text:s text:c="2"/><text:s text:c="5"/><text:s text:c="6"/><text:s text:c="2"/></text:a></text:span><text:a xlink:href="http://www.zwei.de" xlink:type="simple"><text:span text:style-name="ab92148">10</text:span></text:a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9-07-23T14:11:08</dc:date>
    <meta:print-date>2010-04-29T10:51:00</meta:print-date>
    <meta:editing-cycles>10</meta:editing-cycles>
    <meta:editing-duration>PT0.092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